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349f" officeooo:paragraph-rsid="002a349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a8e6" officeooo:paragraph-rsid="0029a8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a349f" officeooo:paragraph-rsid="002a34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a349f" officeooo:paragraph-rsid="002a349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a349f" officeooo:paragraph-rsid="002a349f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a3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NAME<text:span text:style-name="T2"><text:tab/><text:tab/><text:tab/><text:tab/></text:span><text:span text:style-name="T1">-<text:tab/><text:tab/></text:span>INDEX NUMBER</text:p>
      <text:p text:style-name="P3"/>
      <text:p text:style-name="P2">Gyimah Clement <text:span text:style-name="T3">(Leader)</text:span><text:tab/>-<text:tab/><text:tab/>9343017</text:p>
      <text:p text:style-name="P2"/>
      <text:p text:style-name="P2">Daniel Jefferson<text:tab/><text:tab/><text:tab/>-<text:tab/><text:tab/>9343317</text:p>
      <text:p text:style-name="P2"/>
      <text:p text:style-name="P2">Frimpong Stephen<text:tab/><text:tab/><text:tab/>-<text:tab/><text:tab/>9342617</text:p>
      <text:p text:style-name="P2"/>
      <text:p text:style-name="P2">Hashimeyu Ahmed Adam<text:tab/>-<text:tab/><text:tab/>9348217</text:p>
      <text:p text:style-name="P2"/>
      <text:p text:style-name="P1">Yakubu Muhammed-Jamiu<text:tab/>-<text:tab/><text:tab/>5956216</text:p>
      <text:p text:style-name="P1"/>
      <text:p text:style-name="P1">Abubakari Rashad<text:tab/><text:tab/><text:tab/>-<text:tab/><text:tab/>93358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9:28:42.683070955</meta:creation-date>
    <dc:date>2019-10-10T09:29:04.194448787</dc:date>
    <meta:editing-duration>PT22S</meta:editing-duration>
    <meta:editing-cycles>1</meta:editing-cycles>
    <meta:document-statistic meta:table-count="0" meta:image-count="0" meta:object-count="0" meta:page-count="1" meta:paragraph-count="7" meta:word-count="30" meta:character-count="207" meta:non-whitespace-character-count="168"/>
    <meta:generator>LibreOffice/6.1.6.3$Linux_X86_64 LibreOffice_project/10$Build-3</meta:generator>
  </office:meta>
</office:document-meta>
</file>